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4cm" fo:min-width="0.334cm"/>
    </style:style>
    <style:style style:name="gr7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8" style:family="graphic" style:parent-style-name="objectwithoutfill">
      <style:graphic-properties svg:stroke-color="#ff0000" draw:marker-start="Arrowheads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0000" draw:marker-end="Arrowheads_20_1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736cm"/>
    </style:style>
    <style:style style:name="gr1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.673cm"/>
    </style:style>
    <style:style style:name="gr16" style:family="graphic" style:parent-style-name="objectwithoutfill">
      <style:graphic-properties svg:stroke-color="#ff0000" draw:marker-end="Arrowheads_20_3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6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.73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07cm" svg:y1="19.738cm" svg:x2="27.901cm" svg:y2="19.738cm">
          <text:p/>
        </draw:line>
        <draw:line draw:style-name="gr2" draw:text-style-name="P1" draw:layer="layout" svg:x1="17.07cm" svg:y1="19.738cm" svg:x2="17.07cm" svg:y2="10.329cm">
          <text:p/>
        </draw:line>
        <draw:frame draw:style-name="gr3" draw:layer="layout" svg:width="0.925cm" svg:height="0.962cm" svg:x="26.701cm" svg:y="19.838cm">
          <draw:text-box>
            <text:p>S</text:p>
          </draw:text-box>
        </draw:frame>
        <draw:line draw:style-name="gr1" draw:text-style-name="P1" draw:layer="layout" svg:x1="17.071cm" svg:y1="19.738cm" svg:x2="27.902cm" svg:y2="19.738cm">
          <text:p/>
        </draw:line>
        <draw:line draw:style-name="gr2" draw:text-style-name="P1" draw:layer="layout" svg:x1="17.071cm" svg:y1="19.738cm" svg:x2="17.071cm" svg:y2="10.329cm">
          <text:p/>
        </draw:line>
        <draw:frame draw:style-name="gr4" draw:layer="layout" svg:width="0.818cm" svg:height="0.962cm" svg:x="15.701cm" svg:y="10.419cm">
          <draw:text-box>
            <text:p>T</text:p>
          </draw:text-box>
        </draw:frame>
        <draw:frame draw:style-name="gr5" draw:text-style-name="P2" draw:layer="layout" svg:width="0.783cm" svg:height="0.962cm" svg:x="25.401cm" svg:y="15.27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25.401cm" svg:y="11.038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601cm" svg:y="12.276cm">
          <draw:text-box>
            <text:p><text:span text:style-name="T1">3</text:span></text:p>
          </draw:text-box>
        </draw:frame>
        <draw:frame draw:style-name="gr6" draw:text-style-name="P2" draw:layer="layout" svg:width="0.784cm" svg:height="1.004cm" svg:x="17.617cm" svg:y="17.434cm">
          <draw:text-box>
            <text:p><text:span text:style-name="T1">4</text:span></text:p>
          </draw:text-box>
        </draw:frame>
        <draw:line draw:style-name="gr2" draw:text-style-name="P1" draw:layer="layout" svg:x1="17.07cm" svg:y1="9.509cm" svg:x2="17.07cm" svg:y2="0.1cm">
          <text:p/>
        </draw:line>
        <draw:line draw:style-name="gr1" draw:text-style-name="P1" draw:layer="layout" svg:x1="17.071cm" svg:y1="9.509cm" svg:x2="27.902cm" svg:y2="9.509cm">
          <text:p/>
        </draw:line>
        <draw:line draw:style-name="gr2" draw:text-style-name="P1" draw:layer="layout" svg:x1="17.071cm" svg:y1="9.509cm" svg:x2="17.071cm" svg:y2="0.1cm">
          <text:p/>
        </draw:line>
        <draw:frame draw:style-name="gr4" draw:layer="layout" svg:width="0.818cm" svg:height="0.962cm" svg:x="15.701cm" svg:y="0.19cm">
          <draw:text-box>
            <text:p>P</text:p>
          </draw:text-box>
        </draw:frame>
        <draw:path draw:style-name="gr7" draw:text-style-name="P1" draw:layer="layout" svg:width="6.206cm" svg:height="0.9cm" draw:transform="skewX (0.0727802298081635) rotate (-1.18246056822616) translate (23.3501324328322cm 2.26298835509175cm)" svg:viewBox="0 0 6207 901" svg:d="m0 819c3291 405 6207-819 6207-819">
          <text:p/>
        </draw:path>
        <draw:path draw:style-name="gr8" draw:text-style-name="P1" draw:layer="layout" svg:width="4.313cm" svg:height="3.551cm" draw:transform="rotate (2.51275052409624) translate (19.7999999980684cm 7.90800000265571cm)" svg:viewBox="0 0 4314 3552" svg:d="m0 0c2720 0 4314 3552 4314 3552">
          <text:p/>
        </draw:path>
        <draw:frame draw:style-name="gr5" draw:text-style-name="P2" draw:layer="layout" svg:width="0.783cm" svg:height="0.962cm" svg:x="25.617cm" svg:y="8.04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22.6cm" svg:y="2.108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517cm" svg:y="2.046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18.916cm" svg:y="7.846cm">
          <draw:text-box>
            <text:p><text:span text:style-name="T1">4</text:span></text:p>
          </draw:text-box>
        </draw:frame>
        <draw:frame draw:style-name="gr9" draw:layer="layout" svg:width="1.128cm" svg:height="1.171cm" svg:x="23.572cm" svg:y="4.537cm">
          <draw:text-box>
            <text:p>S<text:span text:style-name="T2">1</text:span></text:p>
          </draw:text-box>
        </draw:frame>
        <draw:frame draw:style-name="gr9" draw:layer="layout" svg:width="1.128cm" svg:height="1.171cm" svg:x="17.3cm" svg:y="4.408cm">
          <draw:text-box>
            <text:p>S<text:span text:style-name="T2">3</text:span></text:p>
          </draw:text-box>
        </draw:frame>
        <draw:line draw:style-name="gr10" draw:text-style-name="P1" draw:layer="layout" svg:x1="19.7cm" svg:y1="7.908cm" svg:x2="25.7cm" svg:y2="8.008cm">
          <text:p/>
        </draw:line>
        <draw:line draw:style-name="gr8" draw:text-style-name="P1" draw:layer="layout" svg:x1="18.368cm" svg:y1="2.517cm" svg:x2="22.568cm" svg:y2="2.517cm">
          <text:p/>
        </draw:line>
        <draw:frame draw:style-name="gr9" draw:layer="layout" svg:width="1.128cm" svg:height="1.171cm" svg:x="15.606cm" svg:y="2.037cm">
          <draw:text-box>
            <text:p>P<text:span text:style-name="T2">2</text:span></text:p>
          </draw:text-box>
        </draw:frame>
        <draw:frame draw:style-name="gr9" draw:layer="layout" svg:width="1.128cm" svg:height="1.171cm" svg:x="15.5cm" svg:y="7.208cm">
          <draw:text-box>
            <text:p>P<text:span text:style-name="T2">1</text:span></text:p>
          </draw:text-box>
        </draw:frame>
        <draw:path draw:style-name="gr8" draw:text-style-name="P1" draw:layer="layout" svg:width="4.659cm" svg:height="2.839cm" draw:transform="skewX (0.58782689207169) rotate (-0.209264977314121) translate (20.8425207230911cm 10.4698968379931cm)" svg:viewBox="0 0 4660 2840" svg:d="m0 2840c3976 1 4660-2840 4660-2840">
          <text:p/>
        </draw:path>
        <draw:path draw:style-name="gr10" draw:text-style-name="P1" draw:layer="layout" svg:width="2.763cm" svg:height="5.479cm" draw:transform="skewX (0.359537825910832) rotate (-0.560948821590978) translate (23.0603227250837cm 14.2674177893969cm)" svg:viewBox="0 0 2764 5480" svg:d="m0 5480c2598 0 2764-5480 2764-5480">
          <text:p/>
        </draw:path>
        <draw:line draw:style-name="gr10" draw:text-style-name="P1" draw:layer="layout" svg:x1="18.401cm" svg:y1="12.838cm" svg:x2="18.401cm" svg:y2="17.838cm">
          <text:p/>
        </draw:line>
        <draw:line draw:style-name="gr11" draw:text-style-name="P1" draw:layer="layout" svg:x1="25.401cm" svg:y1="15.738cm" svg:x2="25.401cm" svg:y2="11.438cm">
          <text:p/>
        </draw:line>
        <draw:frame draw:style-name="gr9" draw:layer="layout" svg:width="1.128cm" svg:height="1.171cm" svg:x="23.001cm" svg:y="11.038cm">
          <draw:text-box>
            <text:p>P<text:span text:style-name="T2">2</text:span></text:p>
          </draw:text-box>
        </draw:frame>
        <draw:frame draw:style-name="gr9" draw:layer="layout" svg:width="1.128cm" svg:height="1.171cm" svg:x="22.873cm" svg:y="17.267cm">
          <draw:text-box>
            <text:p>P<text:span text:style-name="T2">1</text:span></text:p>
          </draw:text-box>
        </draw:frame>
        <draw:frame draw:style-name="gr12" draw:layer="layout" svg:width="1.461cm" svg:height="1.171cm" svg:x="19.879cm" svg:y="11.867cm">
          <draw:text-box>
            <text:p>Q<text:span text:style-name="T2">H</text:span></text:p>
          </draw:text-box>
        </draw:frame>
        <draw:custom-shape draw:style-name="gr13" draw:text-style-name="P1" draw:layer="layout" svg:width="0.551cm" svg:height="1.8cm" svg:x="21.05cm" svg:y="11.1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51cm" svg:height="1.358cm" svg:x="21.001cm" svg:y="18.0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51cm" svg:height="1.358cm" svg:x="21.002cm" svg:y="18.03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1.358cm" svg:height="1.171cm" svg:x="19.801cm" svg:y="18.438cm">
          <draw:text-box>
            <text:p>Q<text:span text:style-name="T2">L</text:span></text:p>
          </draw:text-box>
        </draw:frame>
        <draw:frame draw:style-name="gr9" draw:layer="layout" svg:width="2.229cm" svg:height="1.171cm" svg:x="24.501cm" svg:y="19.93cm">
          <draw:text-box>
            <text:p>S<text:span text:style-name="T2">1</text:span>=S<text:span text:style-name="T2">2 </text:span></text:p>
          </draw:text-box>
        </draw:frame>
        <draw:frame draw:style-name="gr9" draw:layer="layout" svg:width="2.127cm" svg:height="1.171cm" svg:x="17.473cm" svg:y="19.901cm">
          <draw:text-box>
            <text:p>S<text:span text:style-name="T2">3</text:span>=S<text:span text:style-name="T2">4</text:span></text:p>
          </draw:text-box>
        </draw:frame>
        <draw:line draw:style-name="gr1" draw:text-style-name="P1" draw:layer="layout" svg:x1="1.367cm" svg:y1="19.608cm" svg:x2="12.198cm" svg:y2="19.608cm">
          <text:p/>
        </draw:line>
        <draw:line draw:style-name="gr2" draw:text-style-name="P1" draw:layer="layout" svg:x1="1.367cm" svg:y1="19.608cm" svg:x2="1.367cm" svg:y2="10.199cm">
          <text:p/>
        </draw:line>
        <draw:line draw:style-name="gr7" draw:text-style-name="P1" draw:layer="layout" svg:x1="3.294cm" svg:y1="13.818cm" svg:x2="8.618cm" svg:y2="13.818cm">
          <text:p/>
        </draw:line>
        <draw:line draw:style-name="gr11" draw:text-style-name="P1" draw:layer="layout" svg:x1="3.386cm" svg:y1="17.436cm" svg:x2="8.617cm" svg:y2="17.436cm">
          <text:p/>
        </draw:line>
        <draw:line draw:style-name="gr16" draw:text-style-name="P1" draw:layer="layout" svg:x1="3.386cm" svg:y1="13.818cm" svg:x2="3.385cm" svg:y2="17.436cm">
          <text:p/>
        </draw:line>
        <draw:line draw:style-name="gr7" draw:text-style-name="P1" draw:layer="layout" svg:x1="8.618cm" svg:y1="13.818cm" svg:x2="8.617cm" svg:y2="17.436cm">
          <text:p/>
        </draw:line>
        <draw:frame draw:style-name="gr3" draw:layer="layout" svg:width="0.925cm" svg:height="0.962cm" svg:x="10.998cm" svg:y="19.708cm">
          <draw:text-box>
            <text:p>S</text:p>
          </draw:text-box>
        </draw:frame>
        <draw:frame draw:style-name="gr5" draw:text-style-name="P2" draw:layer="layout" svg:width="0.783cm" svg:height="0.962cm" svg:x="8.159cm" svg:y="17.437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8.618cm" svg:y="13.365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2.511cm" svg:y="13.365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018cm" svg:y="17.436cm">
          <draw:text-box>
            <text:p><text:span text:style-name="T1">4</text:span></text:p>
          </draw:text-box>
        </draw:frame>
        <draw:custom-shape draw:style-name="gr14" draw:text-style-name="P1" draw:layer="layout" svg:width="0.551cm" svg:height="1.358cm" svg:x="5.772cm" svg:y="17.4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1.102cm" svg:height="1.171cm" svg:x="6.139cm" svg:y="17.436cm">
          <draw:text-box>
            <text:p>Q</text:p>
          </draw:text-box>
        </draw:frame>
        <draw:custom-shape draw:style-name="gr13" draw:text-style-name="P1" draw:layer="layout" svg:width="0.551cm" svg:height="1.357cm" svg:x="5.772cm" svg:y="12.4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1.161cm" svg:height="1.06cm" svg:x="6.139cm" svg:y="12.758cm">
          <draw:text-box>
            <text:p>Q</text:p>
          </draw:text-box>
        </draw:frame>
        <draw:line draw:style-name="gr1" draw:text-style-name="P1" draw:layer="layout" svg:x1="1.368cm" svg:y1="19.608cm" svg:x2="12.199cm" svg:y2="19.608cm">
          <text:p/>
        </draw:line>
        <draw:line draw:style-name="gr2" draw:text-style-name="P1" draw:layer="layout" svg:x1="1.368cm" svg:y1="19.608cm" svg:x2="1.368cm" svg:y2="10.199cm">
          <text:p/>
        </draw:line>
        <draw:line draw:style-name="gr7" draw:text-style-name="P1" draw:layer="layout" svg:x1="3.295cm" svg:y1="13.818cm" svg:x2="8.619cm" svg:y2="13.818cm">
          <text:p/>
        </draw:line>
        <draw:line draw:style-name="gr11" draw:text-style-name="P1" draw:layer="layout" svg:x1="3.387cm" svg:y1="17.436cm" svg:x2="8.618cm" svg:y2="17.436cm">
          <text:p/>
        </draw:line>
        <draw:line draw:style-name="gr16" draw:text-style-name="P1" draw:layer="layout" svg:x1="3.387cm" svg:y1="13.818cm" svg:x2="3.386cm" svg:y2="17.436cm">
          <text:p/>
        </draw:line>
        <draw:line draw:style-name="gr7" draw:text-style-name="P1" draw:layer="layout" svg:x1="8.619cm" svg:y1="13.818cm" svg:x2="8.618cm" svg:y2="17.436cm">
          <text:p/>
        </draw:line>
        <draw:frame draw:style-name="gr4" draw:layer="layout" svg:width="0.818cm" svg:height="0.962cm" svg:x="-0.002cm" svg:y="10.289cm">
          <draw:text-box>
            <text:p>T</text:p>
          </draw:text-box>
        </draw:frame>
        <draw:frame draw:style-name="gr5" draw:text-style-name="P2" draw:layer="layout" svg:width="0.783cm" svg:height="0.962cm" svg:x="8.16cm" svg:y="17.437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8.619cm" svg:y="13.365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2.512cm" svg:y="13.365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019cm" svg:y="17.436cm">
          <draw:text-box>
            <text:p><text:span text:style-name="T1">4</text:span></text:p>
          </draw:text-box>
        </draw:frame>
        <draw:custom-shape draw:style-name="gr14" draw:text-style-name="P1" draw:layer="layout" svg:width="0.551cm" svg:height="1.358cm" svg:x="5.773cm" svg:y="17.43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1.358cm" svg:height="1.171cm" svg:x="6.14cm" svg:y="17.436cm">
          <draw:text-box>
            <text:p>Q<text:span text:style-name="T2">L</text:span></text:p>
          </draw:text-box>
        </draw:frame>
        <draw:custom-shape draw:style-name="gr13" draw:text-style-name="P1" draw:layer="layout" svg:width="0.551cm" svg:height="1.357cm" svg:x="5.773cm" svg:y="12.4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layer="layout" svg:width="1.758cm" svg:height="1.864cm" svg:x="6.14cm" svg:y="12.758cm">
          <draw:text-box>
            <text:p>Q<text:span text:style-name="T2">H</text:span></text:p>
          </draw:text-box>
        </draw:frame>
        <draw:line draw:style-name="gr1" draw:text-style-name="P1" draw:layer="layout" svg:x1="1.368cm" svg:y1="9.409cm" svg:x2="12.199cm" svg:y2="9.409cm">
          <text:p/>
        </draw:line>
        <draw:line draw:style-name="gr2" draw:text-style-name="P1" draw:layer="layout" svg:x1="1.368cm" svg:y1="9.409cm" svg:x2="1.368cm" svg:y2="0cm">
          <text:p/>
        </draw:line>
        <draw:frame draw:style-name="gr3" draw:layer="layout" svg:width="0.925cm" svg:height="0.962cm" svg:x="10.199cm" svg:y="9.709cm">
          <draw:text-box>
            <text:p>V</text:p>
          </draw:text-box>
        </draw:frame>
        <draw:line draw:style-name="gr1" draw:text-style-name="P1" draw:layer="layout" svg:x1="1.369cm" svg:y1="9.409cm" svg:x2="12.2cm" svg:y2="9.409cm">
          <text:p/>
        </draw:line>
        <draw:line draw:style-name="gr2" draw:text-style-name="P1" draw:layer="layout" svg:x1="1.369cm" svg:y1="9.409cm" svg:x2="1.369cm" svg:y2="0cm">
          <text:p/>
        </draw:line>
        <draw:frame draw:style-name="gr4" draw:layer="layout" svg:width="0.818cm" svg:height="0.962cm" svg:x="-0.001cm" svg:y="0.09cm">
          <draw:text-box>
            <text:p>P</text:p>
          </draw:text-box>
        </draw:frame>
        <draw:path draw:style-name="gr8" draw:text-style-name="P1" draw:layer="layout" svg:width="5.676cm" svg:height="1.643cm" draw:transform="skewX (-0.177674517853023) rotate (-0.949633646010115) translate (4.4633208247752cm -0.298965613807664cm)" svg:viewBox="0 0 5677 1644" svg:d="m0 1644c1848 0 5677-1644 5677-1644">
          <text:p/>
        </draw:path>
        <draw:path draw:style-name="gr7" draw:text-style-name="P1" draw:layer="layout" svg:width="4.222cm" svg:height="0.563cm" draw:transform="rotate (-1.22050874591964) translate (8.24897132263966cm 4.14190964268331cm)" svg:viewBox="0 0 4223 564" svg:d="m0 513c2239 253 4223-513 4223-513">
          <text:p/>
        </draw:path>
        <draw:path draw:style-name="gr7" draw:text-style-name="P1" draw:layer="layout" svg:width="4.999cm" svg:height="1.799cm" draw:transform="rotate (-3.14159265358979) translate (9.698cm 8.108cm)" svg:viewBox="0 0 5000 1800" svg:d="m0 0c2619 0 5000 1800 5000 1800">
          <text:p/>
        </draw:path>
        <draw:path draw:style-name="gr8" draw:text-style-name="P1" draw:layer="layout" svg:width="4.313cm" svg:height="3.551cm" draw:transform="skewX (1.21556175605649E-016) rotate (2.51275052409624) translate (4.6979999980684cm 6.30800000265571cm)" svg:viewBox="0 0 4314 3552" svg:d="m0 0c2720 0 4314 3552 4314 3552">
          <text:p/>
        </draw:path>
        <draw:frame draw:style-name="gr9" draw:layer="layout" svg:width="1.094cm" svg:height="1.171cm" svg:x="0.298cm" svg:y="16.808cm">
          <draw:text-box>
            <text:p>T<text:span text:style-name="T2">2</text:span></text:p>
          </draw:text-box>
        </draw:frame>
        <draw:frame draw:style-name="gr9" draw:layer="layout" svg:width="1.094cm" svg:height="1.171cm" svg:x="0.273cm" svg:y="13.208cm">
          <draw:text-box>
            <text:p>T<text:span text:style-name="T2">1</text:span></text:p>
          </draw:text-box>
        </draw:frame>
        <draw:frame draw:style-name="gr5" draw:text-style-name="P2" draw:layer="layout" svg:width="0.783cm" svg:height="0.962cm" svg:x="9.715cm" svg:y="7.74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7.794cm" svg:y="3.889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3.315cm" svg:y="0.346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3.298cm" svg:y="5.708cm">
          <draw:text-box>
            <text:p><text:span text:style-name="T1">4</text:span></text:p>
          </draw:text-box>
        </draw:frame>
        <draw:frame draw:style-name="gr9" draw:layer="layout" svg:width="1.094cm" svg:height="1.171cm" svg:x="5.504cm" svg:y="2.237cm">
          <draw:text-box>
            <text:p>T<text:span text:style-name="T2">1</text:span></text:p>
          </draw:text-box>
        </draw:frame>
        <draw:frame draw:style-name="gr9" draw:layer="layout" svg:width="1.094cm" svg:height="1.171cm" svg:x="5.698cm" svg:y="7.208cm">
          <draw:text-box>
            <text:p>T<text:span text:style-name="T2">2</text:span></text:p>
          </draw:text-box>
        </draw:frame>
        <draw:frame draw:style-name="gr9" draw:layer="layout" svg:width="2.127cm" svg:height="1.171cm" svg:x="8.298cm" svg:y="19.537cm">
          <draw:text-box>
            <text:p>S<text:span text:style-name="T2">1</text:span>=S<text:span text:style-name="T2">2</text:span></text:p>
          </draw:text-box>
        </draw:frame>
        <draw:frame draw:style-name="gr9" draw:layer="layout" svg:width="2.127cm" svg:height="1.171cm" svg:x="2.97cm" svg:y="19.608cm">
          <draw:text-box>
            <text:p>S<text:span text:style-name="T2">3</text:span>=S<text:span text:style-name="T2">4</text:span></text:p>
          </draw:text-box>
        </draw:frame>
        <draw:frame draw:style-name="gr9" draw:layer="layout" svg:width="1.128cm" svg:height="1.171cm" svg:x="8.398cm" svg:y="5.608cm">
          <draw:text-box>
            <text:p>S<text:span text:style-name="T2">1</text:span></text:p>
          </draw:text-box>
        </draw:frame>
        <draw:frame draw:style-name="gr9" draw:layer="layout" svg:width="1.128cm" svg:height="1.171cm" svg:x="2.298cm" svg:y="2.708cm">
          <draw:text-box>
            <text:p>S<text:span text:style-name="T2">3</text:span></text:p>
          </draw:text-box>
        </draw:frame>
        <draw:frame draw:style-name="gr9" draw:text-style-name="P3" draw:layer="layout" svg:width="7.44cm" svg:height="0.962cm" svg:x="2.9cm" svg:y="10.2cm">
          <draw:text-box>
            <text:p><text:span text:style-name="T3">Reversed Carnot Cycle</text:span></text:p>
          </draw:text-box>
        </draw:frame>
        <draw:frame draw:style-name="gr9" draw:text-style-name="P3" draw:layer="layout" svg:width="6.424cm" svg:height="0.962cm" svg:x="18.6cm" svg:y="10.2cm">
          <draw:text-box>
            <text:p><text:span text:style-name="T3">Bell-Coleman Cycle</text:span></text:p>
          </draw:text-box>
        </draw:frame>
        <draw:frame draw:style-name="gr3" draw:layer="layout" svg:width="0.925cm" svg:height="0.962cm" svg:x="26.675cm" svg:y="9.638cm">
          <draw:text-box>
            <text:p>V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8T11:32:30</meta:creation-date>
    <dc:date>2013-03-20T15:44:56</dc:date>
    <dc:creator>Jeff Gomes</dc:creator>
    <meta:editing-duration>P0D</meta:editing-duration>
    <meta:editing-cycles>2</meta:editing-cycles>
    <meta:generator>LibreOffice/3.5$Linux_X86_64 LibreOffice_project/350m1$Build-2</meta:generator>
    <meta:document-statistic meta:object-count="117"/>
  </office:meta>
</office:document-meta>
</file>